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string variable input to “run” instruction.</text:p>
      <text:p text:style-name="Standard">-Add new instructions to the documentation.</text:p>
      <text:p text:style-name="Standard">-Drawing primitives.</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soft-page-break/>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text:s/><text:soft-page-break/>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soft-page-break/>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soft-page-break/>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6T19:39:00Z</dc:date>
    <meta:template xlink:href="Normal.dotm" xlink:type="simple"/>
    <meta:editing-cycles>717</meta:editing-cycles>
    <meta:editing-duration>PT1321680S</meta:editing-duration>
    <meta:document-statistic meta:page-count="6" meta:paragraph-count="23" meta:word-count="1748" meta:character-count="11692" meta:row-count="83" meta:non-whitespace-character-count="9967"/>
  </office:meta>
</office:document-meta>
</file>